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f44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Templete20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2"/>
      <text:p text:style-name="P1"><text:span text:style-name="T1">&lt;</text:span><text:span text:style-name="T2">h1</text:span><text:span text:style-name="T1">&gt;</text:span>Post-training evaluation questionnaire<text:span text:style-name="T1">&lt;/</text:span><text:span text:style-name="T2">h1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5">font</text:span> <text:span text:style-name="T3">color</text:span>=<text:span text:style-name="T4">"blue"</text:span><text:span text:style-name="T1">&gt;&lt;</text:span><text:span text:style-name="T2">h1</text:span> <text:span text:style-name="T1">&gt;</text:span>Workshop evaluation form (day 1)<text:span text:style-name="T1">&lt;/</text:span><text:span text:style-name="T2">h1</text:span><text:span text:style-name="T1">&gt;&lt;/</text:span><text:span text:style-name="T5">font</text:span><text:span text:style-name="T1">&gt;</text:span></text:p>
      <text:p text:style-name="P1"><text:span text:style-name="T1">&lt;</text:span><text:span text:style-name="T2">strong</text:span><text:span text:style-name="T1">&gt;</text:span>Instructions:<text:span text:style-name="T1">&lt;/</text:span><text:span text:style-name="T2">strong</text:span><text:span text:style-name="T1">&gt;&lt;</text:span><text:span text:style-name="T2">p</text:span><text:span text:style-name="T1">&gt;</text:span>Please give your answers or comments in writing, </text:p>
      <text:p text:style-name="P1">or indicate the extent to which</text:p>
      <text:p text:style-name="P1">you gained confidence in the topics you learnt today on a scale of 1 to 5.<text:span text:style-name="T1">&lt;/</text:span><text:span text:style-name="T2">p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px"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h3</text:span><text:span text:style-name="T1">&gt;</text:span>1. Overall evaluation of day 1<text:span text:style-name="T1">&lt;/</text:span><text:span text:style-name="T2">h3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30%</text:span><text:span text:style-name="T1">&gt;</text:span>1.1<text:span text:style-name="T1">&lt;/</text:span><text:span text:style-name="T2">th</text:span><text:span text:style-name="T1">&gt;</text:span></text:p>
      <text:p text:style-name="P1"><text:span text:style-name="T1">&lt;</text:span><text:span text:style-name="T2">td</text:span><text:span text:style-name="T1">&gt;</text:span>Today, what impressed me or interested me most was ... (please explain why)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30%</text:span><text:span text:style-name="T1">&gt;</text:span>1.2<text:span text:style-name="T1">&lt;/</text:span><text:span text:style-name="T2">th</text:span><text:span text:style-name="T1">&gt;</text:span></text:p>
      <text:p text:style-name="P1"><text:span text:style-name="T1">&lt;</text:span><text:span text:style-name="T2">td</text:span><text:span text:style-name="T1">&gt;</text:span>Today, what facilitated my learning was …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30%</text:span><text:span text:style-name="T1">&gt;</text:span>1.3<text:span text:style-name="T1">&lt;/</text:span><text:span text:style-name="T2">th</text:span><text:span text:style-name="T1">&gt;</text:span></text:p>
      <text:p text:style-name="P1"><text:span text:style-name="T1">&lt;</text:span><text:span text:style-name="T2">td</text:span><text:span text:style-name="T1">&gt;</text:span>The topics or issues that were not clear to me today were …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30%</text:span><text:span text:style-name="T1">&gt;</text:span>1.4<text:span text:style-name="T1">&lt;/</text:span><text:span text:style-name="T2">th</text:span><text:span text:style-name="T1">&gt;</text:span></text:p>
      <text:p text:style-name="P1"><text:span text:style-name="T1">&lt;</text:span><text:span text:style-name="T2">td</text:span><text:span text:style-name="T1">&gt;</text:span>I would like the following topics to be discussed in this or future workshops: …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30%</text:span><text:span text:style-name="T1">&gt;</text:span>1.5<text:span text:style-name="T1">&lt;/</text:span><text:span text:style-name="T2">th</text:span><text:span text:style-name="T1">&gt;</text:span></text:p>
      <text:p text:style-name="P1"><text:span text:style-name="T1">&lt;</text:span><text:span text:style-name="T2">td</text:span><text:span text:style-name="T1">&gt;</text:span>My recommendations for tomorrow are ...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h3</text:span><text:span text:style-name="T1">&gt;</text:span>2. To what extent did you gain confidence in the following topics you learnt today?<text:span text:style-name="T1">&lt;/</text:span><text:span text:style-name="T2">h3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1: Background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oft-page-break/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 =<text:span text:style-name="T4">10%</text:span> <text:span text:style-name="T1">&gt;</text:span>2.1.1 <text:span text:style-name="T2">&amp;nbsp;</text:span></text:p>
      <text:p text:style-name="P1">The rationale of stopping MDA in relation to prevalenc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 <text:span text:style-name="T2">&amp;nbsp;</text:span>2.1.1</text:p>
      <text:p text:style-name="P1">The key differences between the 2005 and 2011 editions of the WHO monitoring and evaluation manuals for stopping MDA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For stoping MDA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.2 <text:span text:style-name="T2">&amp;nbsp;&amp;nbsp;</text:span></text:p>
      <text:p text:style-name="P1">The key differences between the 2005 and 2011 editions of the WHO monitoring and evaluation manuals for stopping MDA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.3 <text:span text:style-name="T2">&amp;nbsp;&amp;nbsp;</text:span></text:p>
      <text:p text:style-name="P1">The overall programme steps from mapping to verification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.4 <text:span text:style-name="T2">&amp;nbsp;&amp;nbsp;</text:span></text:p>
      <text:p text:style-name="P1">How can we improve this module or support you?</text:p>
      <text:p text:style-name="P3"><text:soft-page-break/><text:line-break/>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2: Eligibility for a TAS 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2.1 <text:span text:style-name="T2">&amp;nbsp;&amp;nbsp;</text:span></text:p>
      <text:p text:style-name="P1">How to calculate the programme coverage used in monitoring MDA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2.2 <text:span text:style-name="T2">&amp;nbsp;&amp;nbsp;</text:span></text:p>
      <text:p text:style-name="P1">The different purposes of sentinel site and spot-check site surveys in monitoring and evaluation of a national programme to eliminate LF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2.3 <text:span text:style-name="T2">&amp;nbsp;&amp;nbsp;</text:span></text:p>
      <text:p text:style-name="P1">The pre-requirements for planning a TAS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.5 <text:span text:style-name="T2">&amp;nbsp;&amp;nbsp;</text:span></text:p>
      <text:p text:style-name="P1">How can we improve this module or support you?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3: Evaluation unit<text:span text:style-name="T1">&lt;/</text:span><text:span text:style-name="T2">th</text:span><text:span text:style-name="T1">&gt;</text:span></text:p>
      <text:p text:style-name="P1"><text:soft-page-break/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3.1 <text:span text:style-name="T2">&amp;nbsp;&amp;nbsp;</text:span></text:p>
      <text:p text:style-name="P1">The criteria for defining and selecting an EU 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3.2 <text:span text:style-name="T2">&amp;nbsp;&amp;nbsp;</text:span></text:p>
      <text:p text:style-name="P1">How can we improve this module or support you?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4. Survey design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4.1 <text:span text:style-name="T2">&amp;nbsp;&amp;nbsp;</text:span></text:p>
      <text:p text:style-name="P1">The rationale for selecting children aged 6–7 years for a TA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4.2 <text:span text:style-name="T2">&amp;nbsp;&amp;nbsp;</text:span></text:p>
      <text:p text:style-name="P1">How to choose a survey design and calculate sample size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4.3 <text:span text:style-name="T2">&amp;nbsp;&amp;nbsp;</text:span></text:p>
      <text:p text:style-name="P1"><text:soft-page-break/>How to use the critical cut-off threshold for making programme decisions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4.4 <text:span text:style-name="T2">&amp;nbsp;&amp;nbsp;</text:span></text:p>
      <text:p text:style-name="P1">How can we improve this module or support you?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8: Survey sample builder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6.1 <text:span text:style-name="T2">&amp;nbsp;&amp;nbsp;</text:span></text:p>
      <text:p text:style-name="P1">How the survey sample builder is used to select the sampling strategy and sample size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6.2 <text:span text:style-name="T2">&amp;nbsp;&amp;nbsp;</text:span></text:p>
      <text:p text:style-name="P1">The method of randomized site selection from a numbered list of all primary schools or enumeration areas before the survey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6.3 <text:span text:style-name="T2">&amp;nbsp;&amp;nbsp;</text:span></text:p>
      <text:p text:style-name="P1">How to prepare a protocol for a TAS in your country</text:p>
      <text:p text:style-name="P1">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6.4 <text:span text:style-name="T2">&amp;nbsp;&amp;nbsp;</text:span></text:p>
      <text:p text:style-name="P1">How can we improve this module or support you?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3. How good was the facilitation?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3.1 <text:span text:style-name="T2">&amp;nbsp;&amp;nbsp;</text:span></text:p>
      <text:p text:style-name="P1">The facilitators knew the subject matter well.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3.2 <text:span text:style-name="T2">&amp;nbsp;&amp;nbsp;</text:span></text:p>
      <text:p text:style-name="P1">The facilitators gave clear explanations of the topics.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3.3 <text:span text:style-name="T2">&amp;nbsp;&amp;nbsp;</text:span></text:p>
      <text:p text:style-name="P1">The speed of the lectures was appropriate.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3.4 <text:span text:style-name="T2">&amp;nbsp;&amp;nbsp;</text:span></text:p>
      <text:p text:style-name="P1">The facilitators welcomed questions and responded to them appropriately.</text:p>
      <text:p text:style-name="P1"><text:soft-page-break/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3.5 <text:span text:style-name="T2">&amp;nbsp;&amp;nbsp;</text:span></text:p>
      <text:p text:style-name="P1">How can we improve our facilitation?</text:p>
      <text:p text:style-name="P1"><text:span text:style-name="T1">&lt;/</text:span><text:span text:style-name="T2">tr</text:span><text:span text:style-name="T1">&gt;</text:span></text:p>
      <text:p text:style-name="P2"/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5">font</text:span> <text:span text:style-name="T3">color</text:span>=<text:span text:style-name="T4">"blue"</text:span><text:span text:style-name="T1">&gt;&lt;</text:span><text:span text:style-name="T2">h1</text:span> <text:span text:style-name="T1">&gt;</text:span>Workshop evaluation form (day 2)<text:span text:style-name="T1">&lt;/</text:span><text:span text:style-name="T2">h1</text:span><text:span text:style-name="T1">&gt;&lt;/</text:span><text:span text:style-name="T5">font</text:span><text:span text:style-name="T1">&gt;</text:span></text:p>
      <text:p text:style-name="P1"><text:span text:style-name="T1">&lt;</text:span><text:span text:style-name="T2">strong</text:span><text:span text:style-name="T1">&gt;</text:span>Instructions:<text:span text:style-name="T1">&lt;/</text:span><text:span text:style-name="T2">strong</text:span><text:span text:style-name="T1">&gt;&lt;</text:span><text:span text:style-name="T2">p</text:span><text:span text:style-name="T1">&gt;</text:span>Please give your answers or comments in writing, </text:p>
      <text:p text:style-name="P1">or indicate the extent to which</text:p>
      <text:p text:style-name="P1">you gained confidence in the topics you learnt today on a scale of 1 to 5.<text:span text:style-name="T1">&lt;/</text:span><text:span text:style-name="T2">p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px"</text:span><text:span text:style-name="T1">&gt;</text:span></text:p>
      <text:p text:style-name="P2"/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1. Overall evaluation of Day 2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1.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Today, what impressed me or interested me most was ... (please explain why)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1.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Today, what facilitated my learning was …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1.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The topics or issues that were not clear to me today were …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1.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I would like the following topics to be discussed in this or future workshops …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1.5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My recommendations for tomorrow are ...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2. To what extent did you gain confidence in the following topics you leant today?</text:p>
      <text:p text:style-name="P1"><text:span text:style-name="T1">&lt;/</text:span><text:span text:style-name="T2">th</text:span><text:span text:style-name="T1">&gt;</text:span></text:p>
      <text:p text:style-name="P1"><text:soft-page-break/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5: Diagnostic test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4.1 <text:span text:style-name="T2">&amp;nbsp;&amp;nbsp;</text:span></text:p>
      <text:p text:style-name="P1">How to use ICT cards and interpret the result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4.2 <text:span text:style-name="T2">&amp;nbsp;&amp;nbsp;</text:span></text:p>
      <text:p text:style-name="P1">How to use Brugia RapidTM tests and interpret the results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4.3 <text:span text:style-name="T2">&amp;nbsp;&amp;nbsp;</text:span></text:p>
      <text:p text:style-name="P1">How can we improve this module or support you?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9: Timetable, budget and administration 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7.1 <text:span text:style-name="T2">&amp;nbsp;&amp;nbsp;</text:span></text:p>
      <text:p text:style-name="P1">The importance of allowing time to obtain ethical clearance and informed consent before a TA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oft-page-break/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7.2 <text:span text:style-name="T2">&amp;nbsp;&amp;nbsp;</text:span></text:p>
      <text:p text:style-name="P1">All the activities required for a survey and constructing a timetable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7.3 7 <text:span text:style-name="T2">&amp;nbsp;&amp;nbsp;</text:span>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TAS 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7.4 <text:span text:style-name="T2">&amp;nbsp;&amp;nbsp;</text:span></text:p>
      <text:p text:style-name="P1">All the information needed for a school- or community-based survey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7.5 <text:span text:style-name="T2">&amp;nbsp;&amp;nbsp;</text:span></text:p>
      <text:p text:style-name="P1">How to prepare a supply list and estimate the time and budget required to implement a survey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7.6 <text:span text:style-name="T2">&amp;nbsp;&amp;nbsp;</text:span></text:p>
      <text:p text:style-name="P1">How can we improve this module or support you?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oft-page-break/><text:span text:style-name="T1">&lt;</text:span><text:span text:style-name="T2">th</text:span><text:span text:style-name="T1">&gt;</text:span>Module 10: Field-work</text:p>
      <text:p text:style-name="P1">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8.1 <text:span text:style-name="T2">&amp;nbsp;&amp;nbsp;</text:span></text:p>
      <text:p text:style-name="P1">Composition of the team for a TAS and allocation of task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8.2 <text:span text:style-name="T2">&amp;nbsp;&amp;nbsp;</text:span></text:p>
      <text:p text:style-name="P1">Daily work flow for school and village survey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8.3 <text:span text:style-name="T2">&amp;nbsp;&amp;nbsp;</text:span></text:p>
      <text:p text:style-name="P1">Method for following up cases found during a survey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30%</text:span><text:span text:style-name="T1">&gt;</text:span>2.8.4How can we improve this module or support you?</text:p>
      <text:p text:style-name="P1">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6: After the survey</text:p>
      <text:p text:style-name="P2"/>
      <text:p text:style-name="P1">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oft-page-break/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0.1 <text:span text:style-name="T2">&amp;nbsp;&amp;nbsp;</text:span></text:p>
      <text:p text:style-name="P1">The activities to be conducted after ‘passing’ or ‘failing’ a TA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0.2 <text:span text:style-name="T2">&amp;nbsp;&amp;nbsp;</text:span></text:p>
      <text:p text:style-name="P1">How should post-MDA surveillance be planned, assuming that the target EU ‘passed’ the survey?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0.3 <text:span text:style-name="T2">&amp;nbsp;&amp;nbsp;</text:span></text:p>
      <text:p text:style-name="P1">How can we improve this module or support you?</text:p>
      <text:p text:style-name="P2"/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Module 7: Verification of elimination</text:p>
      <text:p text:style-name="P1">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1.1 <text:span text:style-name="T2">&amp;nbsp;&amp;nbsp;</text:span></text:p>
      <text:p text:style-name="P1">The information that must be collected for verifying interruption of transmission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1.2 <text:span text:style-name="T2">&amp;nbsp;&amp;nbsp;</text:span></text:p>
      <text:p text:style-name="P1">The process from a TAS to verification of LF elimination </text:p>
      <text:p text:style-name="P2"/>
      <text:p text:style-name="P1">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1.3 <text:span text:style-name="T2">&amp;nbsp;&amp;nbsp;</text:span></text:p>
      <text:p text:style-name="P1">Please identify and explain the main challenges during preparation of a dossier.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3. How good was the facilitation?</text:p>
      <text:p text:style-name="P1">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t a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 Wel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Very we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2.1 <text:span text:style-name="T2">&amp;nbsp;&amp;nbsp;</text:span></text:p>
      <text:p text:style-name="P1">The facilitators knew the subject matter well.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2.2 <text:span text:style-name="T2">&amp;nbsp;&amp;nbsp;</text:span></text:p>
      <text:p text:style-name="P1">The facilitators gave clear explanations of the topics.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2.3 <text:span text:style-name="T2">&amp;nbsp;&amp;nbsp;</text:span></text:p>
      <text:p text:style-name="P1">The speed of the lectures was appropriate.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Too slow 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slow 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Yes 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 Fast 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 Too fast 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oft-page-break/><text:span text:style-name="T1">&lt;</text:span><text:span text:style-name="T2">td</text:span> <text:span text:style-name="T3">width</text:span>=<text:span text:style-name="T4">30%</text:span><text:span text:style-name="T1">&gt;</text:span>2.12.4 <text:span text:style-name="T2">&amp;nbsp;&amp;nbsp;</text:span></text:p>
      <text:p text:style-name="P1">The facilitators welcomed questions and responded to them appropriately.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30%</text:span><text:span text:style-name="T1">&gt;</text:span>2.12.5 <text:span text:style-name="T2">&amp;nbsp;&amp;nbsp;</text:span></text:p>
      <text:p text:style-name="P1">How can we improve our facilitation? <text:span text:style-name="T1">&lt;/</text:span><text:span text:style-name="T2">td</text:span><text:span text:style-name="T1">&gt;</text:span> </text:p>
      <text:p text:style-name="P1"><text:span text:style-name="T1">&lt;</text:span><text:span text:style-name="T2">br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35:41.843387171</meta:creation-date>
    <dc:date>2020-04-05T16:36:09.317920524</dc:date>
    <meta:editing-duration>PT28S</meta:editing-duration>
    <meta:editing-cycles>1</meta:editing-cycles>
    <meta:document-statistic meta:table-count="0" meta:image-count="0" meta:object-count="0" meta:page-count="13" meta:paragraph-count="610" meta:word-count="1491" meta:character-count="10720" meta:non-whitespace-character-count="9820"/>
    <meta:generator>LibreOffice/6.0.7.3$Linux_X86_64 LibreOffice_project/00m0$Build-3</meta:generator>
  </office:meta>
</office:document-meta>
</file>